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ServiceException.InvalidServic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ServiceException.InvalidServiceException( Exception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